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2bde" officeooo:paragraph-rsid="001b2bd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Background – El Recuerdo de Acquanthis</text:span></text:h>
      <text:p text:style-name="Text_20_body">La luz de las velas parpadeaba en la penumbra del <text:span text:style-name="Strong_20_Emphasis">Templo de la Lluvia</text:span>, proyectando sombras danzantes sobre los muros cubiertos de antiguos grabados. Durante incontables noches, <text:span text:style-name="Strong_20_Emphasis">Elara</text:span> y <text:span text:style-name="Strong_20_Emphasis">Khron</text:span>, el anciano sacerdote, habían pasado horas descifrando <text:span text:style-name="Strong_20_Emphasis">pergaminos frágiles</text:span> y <text:span text:style-name="Strong_20_Emphasis">tablillas de piedra</text:span> cubiertas de símbolos crípticos. Buscaban respuestas sobre el <text:span text:style-name="Strong_20_Emphasis">Codex Perdido</text:span>, pero en el proceso, una historia se repetía una y otra vez, como un eco persistente en los textos más antiguos: la leyenda de <text:span text:style-name="Strong_20_Emphasis">Acquanthis</text:span>.</text:p>
      <text:p text:style-name="Text_20_body">Desde niña, Elara había oído rumores sobre aquella mítica ciudad, una joya perdida de la antigüedad, un lugar donde el <text:span text:style-name="Strong_20_Emphasis">conocimiento y la armonía</text:span> habían alcanzado su máximo esplendor. Pero hasta que empezó a estudiar los manuscritos en el Templo de la Lluvia, nunca imaginó la magnitud de lo que se contaba sobre ella.</text:p>
      <text:p text:style-name="Text_20_body">Según los escritos, Acquanthis no era una ciudad común. <text:span text:style-name="Strong_20_Emphasis">Se decía que sus torres de cristal azul ascendían tan alto que sus cúpulas tocaban las nubes</text:span>, reflejando la luz del sol y la luna en un juego de colores imposibles. En su interior, <text:span text:style-name="Strong_20_Emphasis">enormes jardines colgantes flotaban en el aire</text:span>, sostenidos por un mecanismo tan avanzado que ni siquiera los textos más detallados podían explicar. <text:span text:style-name="Strong_20_Emphasis">Canales de agua pura recorrían la ciudad</text:span>, alimentados por un sistema que traía el líquido desde las profundidades de la tierra, sin intervención humana.</text:p>
      <text:p text:style-name="Text_20_body">Pero lo que más fascinaba a Elara eran los relatos sobre sus habitantes. Los escritos hablaban de un pueblo <text:span text:style-name="Strong_20_Emphasis">libre y sabio</text:span>, cuya vida giraba en torno al conocimiento, la justicia y el respeto por toda forma de vida. <text:span text:style-name="Strong_20_Emphasis">Científicos, artistas, filósofos y magos trabajaban juntos, explorando los misterios del universo sin distinción entre ciencia y magia</text:span>. Sus avances en tecnología eran inconcebibles para cualquier civilización posterior:</text:p>
      <text:list xml:id="list3687924384" text:style-name="L1">
        <text:list-item>
          <text:p text:style-name="P3"><text:span text:style-name="Strong_20_Emphasis">Cristales de luz eterna</text:span>, que iluminaban las calles sin necesidad de fuego. </text:p>
        </text:list-item>
        <text:list-item>
          <text:p text:style-name="P3"><text:span text:style-name="Strong_20_Emphasis">Autómatas con formas humanas y animales</text:span>, que ayudaban en la vida cotidiana, construyendo, cultivando y protegiendo a sus creadores. </text:p>
        </text:list-item>
        <text:list-item>
          <text:p text:style-name="P3"><text:span text:style-name="Strong_20_Emphasis">Esferas de agua suspendidas en el aire</text:span>, que recogían el rocío y la humedad del ambiente para mantener la ciudad en un eterno equilibrio. </text:p>
        </text:list-item>
        <text:list-item>
          <text:p text:style-name="P2"><text:span text:style-name="Strong_20_Emphasis">Bibliotecas vivientes</text:span>, donde los libros respondían al tacto, narrando su contenido con voces ancestrales. </text:p>
        </text:list-item>
      </text:list>
      <text:p text:style-name="Text_20_body">Todo aquello parecía <text:span text:style-name="Strong_20_Emphasis">demasiado fantástico para ser real</text:span>. Nadie en el presente creía en la existencia de Acquanthis. Nadie excepto <text:span text:style-name="Strong_20_Emphasis">Jhampt, el carpintero</text:span>.</text:p>
      <text:p text:style-name="Text_20_body">El anciano carpintero, un hombre de manos ásperas y mirada serena, había pasado su vida convencido de que la ciudad <text:span text:style-name="Strong_20_Emphasis">había existido realmente</text:span>. Según él, las ruinas de Acquanthis debían seguir ocultas <text:span text:style-name="Strong_20_Emphasis">en algún rincón de Lluviara</text:span>, enterradas bajo el peso de los siglos. Sus relatos hablaban de viajeros extraviados que habían visto <text:span text:style-name="Strong_20_Emphasis">estructuras colosales cubiertas de hiedra</text:span>, o de marineros que afirmaban haber divisado <text:span text:style-name="Strong_20_Emphasis">torres doradas reflejadas en la superficie de un lago</text:span>, solo para desvanecerse al acercarse.</text:p>
      <text:p text:style-name="Text_20_body">Y aún más inquietante: algunos textos antiguos sugerían que Acquanthis no fue destruida <text:span text:style-name="Strong_20_Emphasis">por el tiempo o la decadencia</text:span>, sino por <text:span text:style-name="Strong_20_Emphasis">algo más oscuro</text:span>, algo que <text:span text:style-name="Strong_20_Emphasis">no debía ser recordado</text:span>.</text:p>
      <text:p text:style-name="Text_20_body"><text:soft-page-break/>Elara, que hasta ese momento solo había considerado la ciudad como un mito infantil, <text:span text:style-name="Strong_20_Emphasis">empezó a dudar</text:span>. Había demasiadas referencias en los manuscritos, demasiadas coincidencias. ¿Y si Acquanthis realmente existió? ¿Y si su desaparición no fue un accidente, sino una <text:span text:style-name="Strong_20_Emphasis">tragedia olvidada</text:span>?</text:p>
      <text:p text:style-name="Text_20_body">Sus estudios en el templo de la lluvia no le habían dado una respuesta definitiva, pero sí algo aún más valioso: <text:span text:style-name="Strong_20_Emphasis">una pista.</text:span></text:p>
      <text:p text:style-name="Text_20_body">Ahora, en medio de estas ruinas cubiertas por la niebla del tiempo, Elara sentía que la verdad estaba más cerca que nunca.</text:p>
      <text:p text:style-name="Horizontal_20_Line"/>
      <text:h text:style-name="Heading_20_3" text:outline-level="3"><text:span text:style-name="Strong_20_Emphasis">Ideas Adicionales para Hacerlo Más Interesante</text:span></text:h>
      <text:list xml:id="list1328369063" text:style-name="L2">
        <text:list-item>
          <text:p text:style-name="P4"><text:span text:style-name="Strong_20_Emphasis">Símbolos Recurrentes</text:span>:</text:p>
          <text:list>
            <text:list-item>
              <text:p text:style-name="P5">Podríamos introducir un <text:span text:style-name="Strong_20_Emphasis">símbolo</text:span> o un <text:span text:style-name="Strong_20_Emphasis">emblema</text:span> que Elara haya encontrado repetidamente en los manuscritos y que ahora ve grabado en las ruinas. Esto reforzaría el vínculo entre la leyenda y su realidad. </text:p>
            </text:list-item>
          </text:list>
        </text:list-item>
        <text:list-item>
          <text:p text:style-name="P4"><text:span text:style-name="Strong_20_Emphasis">Un Relato Perdido</text:span>:</text:p>
          <text:list>
            <text:list-item>
              <text:p text:style-name="P5">Entre los textos que Elara estudió con Khron, podría haber uno <text:span text:style-name="Strong_20_Emphasis">parcialmente destruido</text:span>, con una advertencia inquietante sobre el final de Acquanthis. Algo así como:<text:line-break/><text:span text:style-name="Emphasis">“Cuando la última torre se alzó sobre el firmamento, la sombra se posó sobre nosotros. Fue el precio de nuestro orgullo. No debimos desafiar lo prohibido.”</text:span> </text:p>
            </text:list-item>
            <text:list-item>
              <text:p text:style-name="P5">Esto generaría más misterio en torno a la caída de la ciudad. </text:p>
            </text:list-item>
          </text:list>
        </text:list-item>
        <text:list-item>
          <text:p text:style-name="P4"><text:span text:style-name="Strong_20_Emphasis">Conexión con el Codex</text:span>:</text:p>
          <text:list>
            <text:list-item>
              <text:p text:style-name="P5">Podría haber referencias a un <text:span text:style-name="Strong_20_Emphasis">artefacto</text:span> o <text:span text:style-name="Strong_20_Emphasis">texto sagrado</text:span> que los habitantes de Acquanthis protegían celosamente y que <text:span text:style-name="Strong_20_Emphasis">pudo haber sido la causa de su caída</text:span>. Tal vez, algo que Morgerathus codiciaba. </text:p>
            </text:list-item>
          </text:list>
        </text:list-item>
        <text:list-item>
          <text:p text:style-name="P4"><text:span text:style-name="Strong_20_Emphasis">Un Objeto Perdido</text:span>:</text:p>
          <text:list>
            <text:list-item>
              <text:p text:style-name="P5">Podríamos añadir un <text:span text:style-name="Strong_20_Emphasis">objeto</text:span> (un colgante, un fragmento de cristal, un grabado en metal) que Elara haya visto antes en el templo y que ahora aparece en las ruinas. </text:p>
            </text:list-item>
          </text:list>
        </text:list-item>
        <text:list-item>
          <text:p text:style-name="P4"><text:span text:style-name="Strong_20_Emphasis">Una Sensación Déjà Vu</text:span>:</text:p>
          <text:list>
            <text:list-item>
              <text:p text:style-name="P4">Mientras recorre las ruinas, Elara podría tener la extraña sensación de <text:span text:style-name="Strong_20_Emphasis">haber estado allí antes</text:span>, como si su memoria la traicionara o estuviera recordando algo que nunca vivió. </text:p>
            </text:list-item>
          </text:list>
        </text:list-item>
      </text:list>
      <text:p text:style-name="P1"/>
      <text:p text:style-name="Horizontal_20_Line"/>
      <text:p text:style-name="Text_20_body"/>
      <text:p text:style-name="Text_20_body"/>
      <text:h text:style-name="Heading_20_3" text:outline-level="3"><text:soft-page-break/><text:span text:style-name="Strong_20_Emphasis">1. Jhampt, el Carpintero Hereje</text:span></text:h>
      <text:p text:style-name="Text_20_body">Un anciano carpintero que vive en las afueras del pueblo y es considerado un excéntrico por sus creencias en la existencia de Acquanthis. Jhampt ha dedicado su vida a descifrar mapas y textos prohibidos sobre la ciudad perdida. En sus años de juventud, encontró un extraño artefacto mecánico que, según él, proviene de Acquanthis y guarda una pista vital. Su sabiduría y obsesión con la ciudad podrían aportar detalles cruciales a la búsqueda de Elara.</text:p>
      <text:p text:style-name="Text_20_body"><text:span text:style-name="Strong_20_Emphasis">🟢 Aporta:</text:span> Conocimiento de antiguas historias y artefactos, mapas perdidos, una perspectiva diferente sobre la leyenda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08T09:29:15.545000000</meta:creation-date>
    <dc:date>2025-02-08T17:03:27.291000000</dc:date>
    <meta:editing-duration>PT9M36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30" meta:word-count="899" meta:character-count="5526" meta:non-whitespace-character-count="4661"/>
  </office:meta>
</office:document-meta>
</file>